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4.1402in"/>
    </style:style>
    <style:style style:name="co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2.2457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72in"/>
    </style:style>
    <style:style style:name="co19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1846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1091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43" style:family="table-cell" style:parent-style-name="Default">
      <style:text-properties style:text-position=""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text-position="" style:font-name="Arial" fo:font-size="10pt" fo:font-weight="bold"/>
    </style:style>
    <style:style style:name="ce56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57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58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text-position=""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62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6pt solid #000000"/>
      <style:text-properties style:text-position=""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fo:border="0.06pt solid #000000"/>
    </style:style>
    <style:style style:name="ce84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5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4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7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49" table:default-cell-style-name="Default"/>
        <table:table-row table:style-name="ro16">
          <table:table-cell table:style-name="ce78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2" table:number-columns-repeated="3"/>
          <table:table-cell table:style-name="ce78"/>
          <table:table-cell table:style-name="ce78" table:number-columns-spanned="3" table:number-rows-spanned="1"/>
          <table:covered-table-cell table:number-columns-repeated="2" table:style-name="ce78"/>
          <table:table-cell table:style-name="ce81" table:number-columns-repeated="248"/>
          <table:table-cell/>
        </table:table-row>
        <table:table-row table:style-name="ro16" table:number-rows-repeated="3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2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20">
          <table:table-cell table:style-name="ce78"/>
          <table:table-cell table:style-name="ce84" office:value-type="string">
            <text:p>ECMS SMOKE TESTS</text:p>
          </table:table-cell>
          <table:table-cell table:style-name="ce78" table:number-columns-repeated="6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5" office:value-type="string">
            <text:p>Version:</text:p>
          </table:table-cell>
          <table:table-cell table:style-name="ce94" office:value-type="float" office:value="1">
            <text:p>1.0</text:p>
          </table:table-cell>
          <table:table-cell table:style-name="ce94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5" office:value-type="string">
            <text:p>Issue date:</text:p>
          </table:table-cell>
          <table:table-cell table:style-name="ce95" office:value-type="date" office:date-value="2010-10-01">
            <text:p>1-Oct-10</text:p>
          </table:table-cell>
          <table:table-cell table:style-name="ce95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6" office:value-type="string">
            <text:p>Project Name:</text:p>
          </table:table-cell>
          <table:table-cell table:style-name="ce96" office:value-type="string">
            <text:p>Enterprise Content Management System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6" office:value-type="string">
            <text:p>Project Code:</text:p>
          </table:table-cell>
          <table:table-cell table:style-name="ce96" office:value-type="string">
            <text:p>ECMS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5" office:value-type="string">
            <text:p>Total Cases:</text:p>
          </table:table-cell>
          <table:table-cell table:style-name="ce96" table:formula="of:=[Data.C4]" office:value-type="float" office:value="4">
            <text:p>4</text:p>
          </table:table-cell>
          <table:table-cell table:style-name="ce96"/>
          <table:table-cell table:style-name="ce102"/>
          <table:table-cell table:style-name="ce78" table:number-columns-repeated="3"/>
          <table:table-cell table:style-name="ce81" table:number-columns-repeated="248"/>
          <table:table-cell/>
        </table:table-row>
        <table:table-row table:style-name="ro21">
          <table:table-cell table:style-name="ce79"/>
          <table:table-cell table:style-name="ce87" office:value-type="string">
            <text:p>Test Status:</text:p>
          </table:table-cell>
          <table:table-cell table:style-name="ce9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83"/>
          <table:table-cell table:style-name="ce83" table:number-columns-repeated="4"/>
          <table:table-cell table:style-name="ce117" table:number-columns-repeated="248"/>
          <table:table-cell/>
        </table:table-row>
        <table:table-row table:style-name="ro16">
          <table:table-cell table:style-name="ce79"/>
          <table:table-cell table:style-name="ce83" table:number-columns-repeated="7"/>
          <table:table-cell table:style-name="ce117" table:number-columns-repeated="248"/>
          <table:table-cell/>
        </table:table-row>
        <table:table-row table:style-name="ro22">
          <table:table-cell table:style-name="ce80"/>
          <table:table-cell table:style-name="ce86" office:value-type="string">
            <text:p>Record of change:</text:p>
          </table:table-cell>
          <table:table-cell table:style-name="ce78" table:number-columns-repeated="6"/>
          <table:table-cell table:style-name="ce130" table:number-columns-repeated="248"/>
          <table:table-cell/>
        </table:table-row>
        <table:table-row table:style-name="ro23">
          <table:table-cell table:style-name="ce79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locat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130" table:number-columns-repeated="248"/>
          <table:table-cell/>
        </table:table-row>
        <table:table-row table:style-name="ro16">
          <table:table-cell table:style-name="ce79"/>
          <table:table-cell table:style-name="ce90" office:value-type="date" office:date-value="2010-10-01">
            <text:p>1-Oct-10</text:p>
          </table:table-cell>
          <table:table-cell table:style-name="ce99" office:value-type="string">
            <text:p>1.0</text:p>
          </table:table-cell>
          <table:table-cell table:style-name="ce99"/>
          <table:table-cell table:style-name="ce103" office:value-type="string">
            <text:p>New documen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3"/>
          <table:table-cell table:style-name="ce117"/>
          <table:table-cell table:style-name="ce130" table:number-columns-repeated="247"/>
          <table:table-cell/>
        </table:table-row>
        <table:table-row table:style-name="ro16">
          <table:table-cell table:style-name="ce79"/>
          <table:table-cell table:style-name="ce91"/>
          <table:table-cell table:style-name="ce99" table:number-columns-repeated="2"/>
          <table:table-cell table:style-name="ce103" table:number-columns-repeated="2"/>
          <table:table-cell table:style-name="ce109"/>
          <table:table-cell table:style-name="ce113"/>
          <table:table-cell table:style-name="ce117" table:number-columns-repeated="248"/>
          <table:table-cell/>
        </table:table-row>
        <table:table-row table:style-name="ro16">
          <table:table-cell table:style-name="ce79"/>
          <table:table-cell table:style-name="ce92"/>
          <table:table-cell table:style-name="ce100" table:number-columns-repeated="2"/>
          <table:table-cell table:style-name="ce103" table:number-columns-repeated="2"/>
          <table:table-cell table:style-name="ce109"/>
          <table:table-cell table:style-name="ce114"/>
          <table:table-cell table:style-name="ce117" table:number-columns-repeated="248"/>
          <table:table-cell/>
        </table:table-row>
        <table:table-row table:style-name="ro16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6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5"/>
          <table:table-cell table:style-name="ce117" table:number-columns-repeated="248"/>
          <table:table-cell/>
        </table:table-row>
        <table:table-row table:style-name="ro16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6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6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81"/>
          <table:table-cell table:style-name="ce117" table:number-columns-repeated="247"/>
          <table:table-cell/>
        </table:table-row>
        <table:table-row table:style-name="ro16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6" table:number-rows-repeated="2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6">
          <table:table-cell table:style-name="ce79"/>
          <table:table-cell table:style-name="ce93"/>
          <table:table-cell table:style-name="ce101" table:number-columns-repeated="2"/>
          <table:table-cell table:style-name="ce107"/>
          <table:table-cell table:style-name="ce110" table:number-columns-repeated="2"/>
          <table:table-cell table:style-name="ce116"/>
          <table:table-cell table:style-name="ce81" table:number-columns-repeated="248"/>
          <table:table-cell/>
        </table:table-row>
        <table:table-row table:style-name="ro16">
          <table:table-cell table:style-name="ce81" table:number-columns-repeated="256"/>
          <table:table-cell/>
        </table:table-row>
        <table:table-row table:style-name="ro16">
          <table:table-cell table:style-name="ce81"/>
          <table:table-cell table:number-columns-repeated="8"/>
          <table:table-cell table:style-name="ce81" table:number-columns-repeated="247"/>
          <table:table-cell/>
        </table:table-row>
        <table:table-row table:style-name="ro16" table:number-rows-repeated="3">
          <table:table-cell table:style-name="ce81" table:number-columns-repeated="256"/>
          <table:table-cell/>
        </table:table-row>
        <table:table-row table:style-name="ro16" table:number-rows-repeated="9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6" table:number-rows-repeated="10">
          <table:table-cell table:style-name="ce81" table:number-columns-repeated="256"/>
          <table:table-cell/>
        </table:table-row>
        <table:table-row table:style-name="ro16" table:number-rows-repeated="1048524">
          <table:table-cell table:number-columns-repeated="257"/>
        </table:table-row>
        <table:table-row table:style-name="ro16">
          <table:table-cell table:number-columns-repeated="257"/>
        </table:table-row>
      </table:table>
      <table:table table:name="Check_List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Data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number-columns-repeated="247" table:default-cell-style-name="Default"/>
        <table:table-row table:style-name="ro16">
          <table:table-cell table:style-name="ce131"/>
          <table:table-cell table:style-name="ce136" office:value-type="string">
            <text:p>TEST CASES</text:p>
          </table:table-cell>
          <table:table-cell table:style-name="ce136"/>
          <table:table-cell table:style-name="ce137" table:number-columns-repeated="2"/>
          <table:table-cell table:style-name="ce131"/>
          <table:table-cell table:style-name="ce151"/>
          <table:table-cell table:style-name="ce137" table:number-columns-repeated="2"/>
          <table:table-cell table:style-name="ce174" table:number-columns-repeated="219"/>
          <table:table-cell table:style-name="ce151" table:number-columns-repeated="18"/>
          <table:table-cell table:style-name="ce131" table:number-columns-repeated="9"/>
        </table:table-row>
        <table:table-row table:style-name="ro16">
          <table:table-cell table:style-name="ce131"/>
          <table:table-cell table:style-name="ce137" table:number-columns-repeated="4"/>
          <table:table-cell table:style-name="ce131"/>
          <table:table-cell table:style-name="ce151"/>
          <table:table-cell table:style-name="ce137" table:number-columns-repeated="2"/>
          <table:table-cell table:style-name="ce175" office:value-type="string">
            <text:p>Passed</text:p>
          </table:table-cell>
          <table:table-cell table:style-name="ce175" table:formula="of:=COUNTIF([.K$7:.K$1018];[.$J2])" office:value-type="float" office:value="18">
            <text:p>18</text:p>
          </table:table-cell>
          <table:table-cell table:style-name="ce175" table:formula="of:=COUNTIF([.L$7:.L$1018];[.$J2])" office:value-type="float" office:value="18">
            <text:p>18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4" table:number-columns-repeated="214"/>
          <table:table-cell table:style-name="ce151" table:number-columns-repeated="18"/>
          <table:table-cell table:style-name="ce131" table:number-columns-repeated="9"/>
        </table:table-row>
        <table:table-row table:style-name="ro16">
          <table:table-cell table:style-name="ce131"/>
          <table:table-cell table:style-name="ce138" office:value-type="string">
            <text:p>Functions List<text:span text:style-name="T2">:</text:span></text:p>
          </table:table-cell>
          <table:table-cell table:style-name="ce144" table:number-columns-spanned="3" table:number-rows-spanned="1"/>
          <table:covered-table-cell table:style-name="ce150"/>
          <table:covered-table-cell table:style-name="ce145"/>
          <table:table-cell table:style-name="ce131"/>
          <table:table-cell table:style-name="ce151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4" table:number-columns-repeated="214"/>
          <table:table-cell table:style-name="ce151" table:number-columns-repeated="18"/>
          <table:table-cell table:style-name="ce131" table:number-columns-repeated="9"/>
        </table:table-row>
        <table:table-row table:style-name="ro9">
          <table:table-cell table:style-name="ce131"/>
          <table:table-cell table:style-name="ce138" office:value-type="string">
            <text:p>Total Main Cases:</text:p>
          </table:table-cell>
          <table:table-cell table:style-name="ce145" table:formula="of:=MAX([.A7:.A1004])" office:value-type="float" office:value="4" table:number-columns-spanned="3" table:number-rows-spanned="1">
            <text:p>4</text:p>
          </table:table-cell>
          <table:covered-table-cell table:number-columns-repeated="2" table:style-name="ce151"/>
          <table:table-cell table:style-name="ce131"/>
          <table:table-cell table:style-name="ce151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4" table:number-columns-repeated="214"/>
          <table:table-cell table:style-name="ce151" table:number-columns-repeated="18"/>
          <table:table-cell table:style-name="ce131" table:number-columns-repeated="9"/>
        </table:table-row>
        <table:table-row table:style-name="ro16">
          <table:table-cell table:style-name="ce132"/>
          <table:table-cell table:style-name="ce139"/>
          <table:table-cell table:style-name="ce132" table:number-columns-repeated="7"/>
          <table:table-cell table:style-name="ce176" office:value-type="string">
            <text:p>Untested</text:p>
          </table:table-cell>
          <table:table-cell table:style-name="ce175" table:formula="of:=COUNTIF([.K$7:.K$1018];[.$J5])" office:value-type="float" office:value="0">
            <text:p>0</text:p>
          </table:table-cell>
          <table:table-cell table:style-name="ce175" table:formula="of:=COUNTIF([.L$7:.L$1018];[.$J5])" office:value-type="float" office:value="0">
            <text:p>0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32" table:number-columns-repeated="232"/>
          <table:table-cell table:style-name="ce131" table:number-columns-repeated="9"/>
        </table:table-row>
        <table:table-row table:style-name="ro9">
          <table:table-cell table:style-name="ce133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6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7" table:number-columns-repeated="215"/>
          <table:table-cell table:style-name="ce151" table:number-columns-repeated="17"/>
          <table:table-cell table:style-name="ce131" table:number-columns-repeated="9"/>
        </table:table-row>
        <table:table-row table:style-name="ro24">
          <table:table-cell table:style-name="ce134" office:value-type="float" office:value="1">
            <text:p>001</text:p>
          </table:table-cell>
          <table:table-cell table:style-name="ce141" office:value-type="string">
            <text:p>SMOKE_ECMS_01</text:p>
          </table:table-cell>
          <table:table-cell table:style-name="ce146" office:value-type="float" office:value="1">
            <text:p>001</text:p>
          </table:table-cell>
          <table:table-cell table:style-name="ce152" office:value-type="string">
            <text:p>Smoke/ecms/wcm</text:p>
          </table:table-cell>
          <table:table-cell table:style-name="ce157" office:value-type="string">
            <text:p>Basic functions on WCM</text:p>
          </table:table-cell>
          <table:table-cell table:style-name="ce160" office:value-type="string">
            <text:p>Step 1: Login</text:p>
          </table:table-cell>
          <table:table-cell table:style-name="ce158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.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8" table:number-columns-repeated="231"/>
          <table:table-cell table:style-name="ce183"/>
          <table:table-cell table:style-name="ce131" table:number-columns-repeated="9"/>
        </table:table-row>
        <table:table-row table:style-name="ro25">
          <table:table-cell table:style-name="ce13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2" office:value-type="string">
            <text:p>SMOKE_ECMS_01</text:p>
          </table:table-cell>
          <table:table-cell table:style-name="ce14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3" office:value-type="string">
            <text:p>Smoke/ecms/wcm</text:p>
          </table:table-cell>
          <table:table-cell table:style-name="ce158" office:value-type="string">
            <text:p>Basic functions on WCM</text:p>
          </table:table-cell>
          <table:table-cell table:style-name="ce161" office:value-type="string">
            <text:p>Step 2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Detail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25">
          <table:table-cell table:style-name="ce13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2" office:value-type="string">
            <text:p>SMOKE_ECMS_01</text:p>
          </table:table-cell>
          <table:table-cell table:style-name="ce14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3" office:value-type="string">
            <text:p>Smoke/ecms/wcm</text:p>
          </table:table-cell>
          <table:table-cell table:style-name="ce158" office:value-type="string">
            <text:p>Basic functions on WCM</text:p>
          </table:table-cell>
          <table:table-cell table:style-name="ce161" office:value-type="string">
            <text:p>Step 3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text:s/>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List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2" office:value-type="string">
            <text:p>SMOKE_ECMS_01</text:p>
          </table:table-cell>
          <table:table-cell table:style-name="ce14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3" office:value-type="string">
            <text:p>Smoke/ecms/wcm</text:p>
          </table:table-cell>
          <table:table-cell table:style-name="ce158" office:value-type="string">
            <text:p>Basic functions on WCM</text:p>
          </table:table-cell>
          <table:table-cell table:style-name="ce162" office:value-type="string">
            <text:p>Step 4: Log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0" table:number-columns-repeated="241"/>
        </table:table-row>
        <table:table-row table:style-name="ro24">
          <table:table-cell table:style-name="ce13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3" office:value-type="string">
            <text:p>SMOKE_ECMS_02</text:p>
          </table:table-cell>
          <table:table-cell table:style-name="ce146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4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0" office:value-type="string">
            <text:p>Step 1: Login</text:p>
          </table:table-cell>
          <table:table-cell table:style-name="ce158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5">
          <table:table-cell table:style-name="ce13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2" office:value-type="string">
            <text:p>Step 2: Create docum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Add Content</text:span> icon in action bar</text:p>
            <text:p>- Select template: <text:span text:style-name="T8">Article</text:span></text:p>
            <text:p>- Fill values</text:p>
            <text:p>- Click on Save &amp; Close button</text:p>
          </table:table-cell>
          <table:table-cell table:style-name="ce166" office:value-type="string">
            <text:p>New Article document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4">
          <table:table-cell table:style-name="ce13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2" office:value-type="string">
            <text:p>Step 3: Create web cont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<text:s/></text:span><text:span text:style-name="T8">Add Content</text:span> icon in action bar</text:p>
            <text:p>- Select template: <text:span text:style-name="T8">Free layout </text:span><text:span text:style-name="T8">web content</text:span></text:p>
            <text:p>- Fill values</text:p>
            <text:p><text:span text:style-name="T3">- Click on </text:span><text:span text:style-name="T3">Save &amp; Close </text:span><text:span text:style-name="T3">button</text:span></text:p>
          </table:table-cell>
          <table:table-cell table:style-name="ce167" office:value-type="string">
            <text:p>New web content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5">
          <table:table-cell table:style-name="ce13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3" office:value-type="string">
            <text:p>Step 4: Edit document/web content</text:p>
          </table:table-cell>
          <table:table-cell table:style-name="ce167" office:value-type="string">
            <text:p>- Create 1 document/web content</text:p>
            <text:p>- Select this doc/web</text:p>
            <text:p>- Click on <text:span text:style-name="T8">Edit </text:span><text:span text:style-name="T8">Document</text:span> icon in action bar</text:p>
            <text:p>- Change values</text:p>
            <text:p>- <text:span text:style-name="T3">Click on </text:span><text:span text:style-name="T3">Save &amp; Close </text:span><text:span text:style-name="T3">button</text:span></text:p>
          </table:table-cell>
          <table:table-cell table:style-name="ce166" office:value-type="string">
            <text:p>Document/web content is changed successfully. New content is displayed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6">
          <table:table-cell table:style-name="ce13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2" office:value-type="string">
            <text:p>Step 5: Delete document/web content</text:p>
          </table:table-cell>
          <table:table-cell table:style-name="ce167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9" office:value-type="string">
            <text:p>Document/web content is deleted.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9">
          <table:table-cell table:style-name="ce13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2" office:value-type="string">
            <text:p>Step 6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4">
          <table:table-cell table:style-name="ce13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3" office:value-type="string">
            <text:p>SMOKE_ECMS_03</text:p>
          </table:table-cell>
          <table:table-cell table:style-name="ce146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0" office:value-type="string">
            <text:p>Step 1: Login</text:p>
          </table:table-cell>
          <table:table-cell table:style-name="ce158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6">
          <table:table-cell table:style-name="ce13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2" office:value-type="string">
            <text:p>SMOKE_ECMS_03</text:p>
          </table:table-cell>
          <table:table-cell table:style-name="ce146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8" office:value-type="string">
            <text:p>Basic functions on Site Administration</text:p>
          </table:table-cell>
          <table:table-cell table:style-name="ce162" office:value-type="string">
            <text:p>Step 2: Create new template</text:p>
          </table:table-cell>
          <table:table-cell table:style-name="ce162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Templates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template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6">
          <table:table-cell table:style-name="ce13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2" office:value-type="string">
            <text:p>SMOKE_ECMS_03</text:p>
          </table:table-cell>
          <table:table-cell table:style-name="ce146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8" office:value-type="string">
            <text:p>Basic functions on Site Administration</text:p>
          </table:table-cell>
          <table:table-cell table:style-name="ce162" office:value-type="string">
            <text:p>Step 3: Create new view</text:p>
          </table:table-cell>
          <table:table-cell table:style-name="ce162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View</text:span></text:p>
            <text:p>- Click on <text:span text:style-name="T8">Add View</text:span> button</text:p>
            <text:p>- Fill values</text:p>
            <text:p>- Save</text:p>
          </table:table-cell>
          <table:table-cell table:style-name="ce162" office:value-type="string">
            <text:p>New view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6">
          <table:table-cell table:style-name="ce13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2" office:value-type="string">
            <text:p>SMOKE_ECMS_03</text:p>
          </table:table-cell>
          <table:table-cell table:style-name="ce146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8" office:value-type="string">
            <text:p>Basic functions on Site Administration</text:p>
          </table:table-cell>
          <table:table-cell table:style-name="ce162" office:value-type="string">
            <text:p>Step 4: Create new drive</text:p>
          </table:table-cell>
          <table:table-cell table:style-name="ce162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Drives</text:span></text:p>
            <text:p>- Click on <text:span text:style-name="T8">Add Drive</text:span> button</text:p>
            <text:p>- Fill values</text:p>
            <text:p>- Save</text:p>
          </table:table-cell>
          <table:table-cell table:style-name="ce162" office:value-type="string">
            <text:p>New drive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0" table:number-columns-repeated="241"/>
        </table:table-row>
        <table:table-row table:style-name="ro9">
          <table:table-cell table:style-name="ce13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2" office:value-type="string">
            <text:p>SMOKE_ECMS_03</text:p>
          </table:table-cell>
          <table:table-cell table:style-name="ce146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8" office:value-type="string">
            <text:p>Basic functions on Site Administration</text:p>
          </table:table-cell>
          <table:table-cell table:style-name="ce162" office:value-type="string">
            <text:p>Step 5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24">
          <table:table-cell table:style-name="ce13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43" office:value-type="string">
            <text:p>SMOKE_ECMS_04</text:p>
          </table:table-cell>
          <table:table-cell table:style-name="ce146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54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0" office:value-type="string">
            <text:p>Step 1: Login</text:p>
          </table:table-cell>
          <table:table-cell table:style-name="ce158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21">
          <table:table-cell table:style-name="ce13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2" office:value-type="string">
            <text:p>SMOKE_ECMS_04</text:p>
          </table:table-cell>
          <table:table-cell table:style-name="ce146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53" office:value-type="string">
            <text:p>Smoke/ecms/wkf</text:p>
          </table:table-cell>
          <table:table-cell table:style-name="ce158" office:value-type="string">
            <text:p>Basic functions on Workflow</text:p>
          </table:table-cell>
          <table:table-cell table:style-name="ce164" office:value-type="string">
            <text:p>Step 2: Create a request</text:p>
          </table:table-cell>
          <table:table-cell table:style-name="ce164" office:value-type="string">
            <text:p>- Go to <text:span text:style-name="T8">Business </text:span><text:span text:style-name="T8">Process </text:span><text:span text:style-name="T8">Controller → </text:span></text:p>
            <text:p><text:span text:style-name="T8">BP Definition </text:span><text:span text:style-name="T8">Controller</text:span></text:p>
            <text:p>- Create a request</text:p>
            <text:p>- Approve this request</text:p>
          </table:table-cell>
          <table:table-cell table:style-name="ce164" office:value-type="string">
            <text:p>Request is approved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2" office:value-type="string">
            <text:p>SMOKE_ECMS_04</text:p>
          </table:table-cell>
          <table:table-cell table:style-name="ce146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3" office:value-type="string">
            <text:p>Smoke/ecms/wkf</text:p>
          </table:table-cell>
          <table:table-cell table:style-name="ce158" office:value-type="string">
            <text:p>Basic functions on Workflow</text:p>
          </table:table-cell>
          <table:table-cell table:style-name="ce164" office:value-type="string">
            <text:p>Step 3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3"/>
          <table:table-cell table:style-name="ce152"/>
          <table:table-cell table:style-name="ce164" table:number-columns-repeated="3"/>
          <table:table-cell table:style-name="ce160" table:number-columns-repeated="6"/>
          <table:table-cell table:style-name="ce179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3"/>
          <table:table-cell table:style-name="ce15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3"/>
          <table:table-cell table:style-name="ce152"/>
          <table:table-cell table:style-name="ce164" table:number-columns-repeated="2"/>
          <table:table-cell table:style-name="ce170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3"/>
          <table:table-cell table:style-name="ce15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9"/>
          <table:table-cell table:style-name="ce152" table:number-columns-repeated="2"/>
          <table:table-cell table:style-name="ce164" table:number-columns-repeated="2"/>
          <table:table-cell table:style-name="ce170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 table:number-rows-repeated="3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2"/>
          <table:table-cell table:style-name="ce170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 table:number-rows-repeated="4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9"/>
          <table:table-cell table:style-name="ce152" table:number-columns-repeated="2"/>
          <table:table-cell table:style-name="ce164" table:number-columns-repeated="2"/>
          <table:table-cell table:style-name="ce170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9"/>
          <table:table-cell table:style-name="ce152" table:number-columns-repeated="2"/>
          <table:table-cell table:style-name="ce164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9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61" table:number-columns-repeated="2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 table:number-rows-repeated="5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4" table:number-columns-repeated="2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 table:number-rows-repeated="2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 table:number-rows-repeated="2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 table:number-rows-repeated="2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 table:number-rows-repeated="3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6" table:number-rows-repeated="10">
          <table:table-cell table:style-name="ce131" table:number-columns-repeated="255"/>
        </table:table-row>
        <table:table-row table:style-name="ro16" table:number-rows-repeated="1048468">
          <table:table-cell table:number-columns-repeated="255"/>
        </table:table-row>
        <table:table-row table:style-name="ro16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0"/>
          <table:covered-table-cell table:style-name="ce120"/>
          <table:covered-table-cell table:style-name="ce120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6" table:formula="of:=SUMPRODUCT(([Data.B$5:Data.B$1041]=[.$A4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6" table:formula="of:=SUMPRODUCT(([Data.B$5:Data.B$1041]=[.$A5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6" table:formula="of:=SUMPRODUCT(([Data.B$5:Data.B$1041]=[.$A6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6" table:formula="of:=SUMPRODUCT(([Data.B$5:Data.B$1041]=[.$A7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9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8T18:11:33</dc:date>
    <meta:print-date>2008-06-17T00:45:47</meta:print-date>
    <meta:editing-cycles>787</meta:editing-cycles>
    <meta:editing-duration>P12DT15H44M32S</meta:editing-duration>
    <meta:document-statistic meta:table-count="4" meta:cell-count="330" meta:object-count="1"/>
    <meta:user-defined meta:name="Info 1"/>
    <meta:user-defined meta:name="Info 2"/>
    <meta:user-defined meta:name="Info 3"/>
    <meta:user-defined meta:name="Info 4"/>
  </office:meta>
</office:document-meta>
</file>